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3.5cm" svg:x="3.6cm" svg:y="1.8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3.1cm" svg:height="3.5cm" svg:x="4.3cm" svg:y="23.862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5.4cm" svg:height="3.8cm" svg:x="2.2cm" svg:y="5.9cm">
          <text:p text:style-name="P1">Output “This program calculates the </text:p>
          <text:p text:style-name="P1">Volume of water required to fill a</text:p>
          <text:p text:style-name="P1">Swimming pool by multiplying its </text:p>
          <text:p text:style-name="P1">Dimensions together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5.4cm" svg:height="3.6cm" svg:x="1.8cm" svg:y="10.3cm">
          <text:p text:style-name="P1">Input input_length</text:p>
          <text:p text:style-name="P1">Input input_width</text:p>
          <text:p text:style-name="P1">Input input_dep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5.4cm" svg:height="3.6cm" svg:x="1.7cm" svg:y="14.4cm">
          <text:p text:style-name="P1">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5:00:20.080000000</meta:creation-date>
    <dc:date>2014-09-16T15:16:51.877000000</dc:date>
    <meta:editing-duration>PT1M21S</meta:editing-duration>
    <meta:editing-cycles>1</meta:editing-cycles>
    <meta:document-statistic meta:object-count="5"/>
    <meta:generator>LibreOffice/4.2.5.2$Windows_x86 LibreOffice_project/61cb170a04bb1f12e77c884eab9192be736ec5f5</meta:generator>
  </office:meta>
</office:document-meta>
</file>